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lex Brush" svg:font-family="'Alex Brush'" style:font-pitch="variable"/>
    <style:font-face style:name="Alfphabet" svg:font-family="Alfphabe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bold" officeooo:rsid="000085ca" officeooo:paragraph-rsid="000085ca" style:font-weight-asian="bold" style:font-weight-complex="bold"/>
    </style:style>
    <style:style style:name="P2" style:family="paragraph" style:parent-style-name="Standard">
      <style:text-properties style:font-name="Ubuntu" officeooo:rsid="000085ca" officeooo:paragraph-rsid="00008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font</text:p>
      <text:p text:style-name="P2"/>
      <text:p text:style-name="P2">Testo con testo non incorpor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lex Brush" svg:font-family="'Alex Brush'" style:font-pitch="variable"/>
    <style:font-face style:name="Alfphabet" svg:font-family="Alfphabe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8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6:17:13.701452791</meta:creation-date>
    <dc:date>2014-11-09T16:20:25.085577973</dc:date>
    <meta:editing-duration>P0D</meta:editing-duration>
    <meta:editing-cycles>1</meta:editing-cycles>
    <meta:generator>LibreOffice/4.2.7.2$Linux_x86 LibreOffice_project/420m0$Build-2</meta:generator>
    <meta:document-statistic meta:table-count="0" meta:image-count="0" meta:object-count="0" meta:page-count="1" meta:paragraph-count="2" meta:word-count="7" meta:character-count="44" meta:non-whitespace-character-count="39"/>
  </office:meta>
</office:document-meta>
</file>